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" svg:font-family="'Fira Code', 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DejaVu Sans"/>
    </style:style>
    <style:style style:name="P2" style:family="paragraph" style:parent-style-name="Heading_20_2">
      <style:text-properties style:font-name="DejaVu Sans"/>
    </style:style>
    <style:style style:name="P3" style:family="paragraph" style:parent-style-name="Standard" style:list-style-name="L1"/>
    <style:style style:name="P4" style:family="paragraph" style:parent-style-name="Standard">
      <style:text-properties fo:color="#55308d" loext:opacity="100%" style:font-name="DejaVu Sans"/>
    </style:style>
    <style:style style:name="P5" style:family="paragraph" style:parent-style-name="Standard">
      <style:text-properties fo:color="#55308d" loext:opacity="100%" style:font-name="DejaVu Sans" officeooo:rsid="000a6259" officeooo:paragraph-rsid="000a6259"/>
    </style:style>
    <style:style style:name="P6" style:family="paragraph" style:parent-style-name="Standard">
      <style:text-properties fo:color="#55308d" loext:opacity="100%" style:font-name="DejaVu Sans" officeooo:rsid="000fd724" officeooo:paragraph-rsid="000fd724"/>
    </style:style>
    <style:style style:name="P7" style:family="paragraph" style:parent-style-name="Standard">
      <style:text-properties fo:color="#55308d" loext:opacity="100%" style:font-name="DejaVu Sans" officeooo:rsid="0011cb77" officeooo:paragraph-rsid="0011cb77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paragraph-rsid="0011cb77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9" style:family="paragraph" style:parent-style-name="Standard">
      <style:text-properties style:font-name="DejaVu Sans" officeooo:paragraph-rsid="0011cb77"/>
    </style:style>
    <style:style style:name="P20" style:family="paragraph" style:parent-style-name="Standard">
      <style:text-properties style:font-name="DejaVu Sans" officeooo:paragraph-rsid="0012d73e"/>
    </style:style>
    <style:style style:name="P21" style:family="paragraph" style:parent-style-name="Standard">
      <style:paragraph-properties fo:break-before="page"/>
      <style:text-properties fo:color="#55308d" loext:opacity="100%" style:font-name="DejaVu Sans"/>
    </style:style>
    <style:style style:name="T1" style:family="text">
      <style:text-properties fo:color="#55308d" loext:opacity="100%"/>
    </style:style>
    <style:style style:name="T2" style:family="text">
      <style:text-properties fo:color="#55308d" loext:opacity="100%" officeooo:rsid="000fd724"/>
    </style:style>
    <style:style style:name="T3" style:family="text">
      <style:text-properties fo:color="#55308d" loext:opacity="100%" officeooo:rsid="0011cb77"/>
    </style:style>
    <style:style style:name="T4" style:family="text">
      <style:text-properties fo:color="#55308d" loext:opacity="100%" officeooo:rsid="0012d73e"/>
    </style:style>
    <style:style style:name="T5" style:family="text">
      <style:text-properties fo:color="#55308d" loext:opacity="100%" style:font-name="Chandas"/>
    </style:style>
    <style:style style:name="T6" style:family="text">
      <style:text-properties fo:color="#55308d" loext:opacity="100%" style:font-name="DejaVu San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cb77"/>
    </style:style>
    <style:style style:name="T9" style:family="text">
      <style:text-properties style:use-window-font-color="true" loext:opacity="0%" officeooo:rsid="0011cb77"/>
    </style:style>
    <style:style style:name="T10" style:family="text">
      <style:text-properties officeooo:rsid="0012d73e"/>
    </style:style>
    <style:style style:name="T11" style:family="text">
      <style:text-properties style:font-name="Chandas"/>
    </style:style>
    <style:style style:name="T12" style:family="text">
      <style:text-properties style:font-name="Chandas" fo:font-weight="bold" style:font-weight-asian="bold" style:font-weight-complex="bold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1" text:outline-level="1">Kafka</text:h>
      <text:h text:style-name="P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13">https://github.com/conduktor/kafka-stack-docker-compose</text:span></text:a></text:p>
      <text:p text:style-name="P12"/>
      <text:p text:style-name="P18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13">https://github.com/robcowart/docker_compose_cookbook</text:span></text:a></text:p>
      <text:p text:style-name="P12"/>
      <text:p text:style-name="P12"/>
      <text:p text:style-name="Standard"><text:span text:style-name="T13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13">Conduktor</text:span></text:a></text:p>
      <text:list xml:id="list842822590" text:style-name="L1">
        <text:list-item>
          <text:p text:style-name="P3"><text:span text:style-name="T13">Single Zookeeper: </text:span><text:span text:style-name="Source_20_Text"><text:span text:style-name="T13">$DOCKER_HOST_IP:2181</text:span></text:span></text:p>
        </text:list-item>
        <text:list-item>
          <text:p text:style-name="P3"><text:span text:style-name="T13">Single Kafka: </text:span><text:span text:style-name="Source_20_Text"><text:span text:style-name="T13">$DOCKER_HOST_IP:9092</text:span></text:span></text:p>
        </text:list-item>
        <text:list-item>
          <text:p text:style-name="P3"><text:span text:style-name="T13">Kafka Schema Registry: </text:span><text:span text:style-name="Source_20_Text"><text:span text:style-name="T13">$DOCKER_HOST_IP:8081</text:span></text:span></text:p>
        </text:list-item>
        <text:list-item>
          <text:p text:style-name="P3"><text:span text:style-name="T13">Kafka Schema Registry UI: </text:span><text:span text:style-name="Source_20_Text"><text:span text:style-name="T13">$DOCKER_HOST_IP:8001</text:span></text:span></text:p>
        </text:list-item>
        <text:list-item>
          <text:p text:style-name="P3"><text:span text:style-name="T13">Kafka Rest Proxy: </text:span><text:span text:style-name="Source_20_Text"><text:span text:style-name="T13">$DOCKER_HOST_IP:8082</text:span></text:span></text:p>
        </text:list-item>
        <text:list-item>
          <text:p text:style-name="P3"><text:span text:style-name="T13">Kafka Topics UI: </text:span><text:span text:style-name="Source_20_Text"><text:span text:style-name="T13">$DOCKER_HOST_IP:8000</text:span></text:span></text:p>
        </text:list-item>
        <text:list-item>
          <text:p text:style-name="P3"><text:span text:style-name="T13">Kafka Connect: </text:span><text:span text:style-name="Source_20_Text"><text:span text:style-name="T13">$DOCKER_HOST_IP:8083</text:span></text:span></text:p>
        </text:list-item>
        <text:list-item>
          <text:p text:style-name="P3"><text:span text:style-name="T13">Kafka Connect UI: </text:span><text:span text:style-name="Source_20_Text"><text:span text:style-name="T13">$DOCKER_HOST_IP:8003</text:span></text:span></text:p>
        </text:list-item>
        <text:list-item>
          <text:p text:style-name="P3"><text:span text:style-name="T13">KSQL Server: </text:span><text:span text:style-name="Source_20_Text"><text:span text:style-name="T13">$DOCKER_HOST_IP:8088</text:span></text:span></text:p>
        </text:list-item>
        <text:list-item>
          <text:p text:style-name="P3"><text:span text:style-name="T13">Zoonavigator Web: </text:span><text:span text:style-name="Source_20_Text"><text:span text:style-name="T13">$DOCKER_HOST_IP:8004</text:span></text:span></text:p>
        </text:list-item>
        <text:list-item>
          <text:p text:style-name="P3"><text:span text:style-name="T13">(experimental) JMX port at </text:span><text:span text:style-name="Source_20_Text"><text:span text:style-name="T13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6">docker-compose -f full-stack.yml up</text:span></text:span></text:p>
      <text:p text:style-name="Standard"><text:span text:style-name="Source_20_Text"><text:span text:style-name="T6">docker-compose -f full-stack.yml down</text:span></text:span></text:p>
      <text:p text:style-name="P12"/>
      <text:p text:style-name="P12"/>
      <text:p text:style-name="Standard"><text:span text:style-name="Source_20_Text"><text:span text:style-name="T14"># Create topic</text:span></text:span></text:p>
      <text:p text:style-name="Standard"><text:span text:style-name="Source_20_Text"><text:span text:style-name="T6">docker exec -it kafka_kafka_1 kafka-topics.sh --create --bootstrap-server kafka:9092 --topic my-topic</text:span></text:span></text:p>
      <text:p text:style-name="Standard"><text:span text:style-name="Source_20_Text"><text:span text:style-name="T14"># Create events</text:span></text:span></text:p>
      <text:p text:style-name="Standard"><text:span text:style-name="Source_20_Text"><text:span text:style-name="T6">docker exec -it kafka_kafka_1 kafka-console-producer.sh --bootstrap-server kafka:9092 --topic my-topic</text:span></text:span></text:p>
      <text:p text:style-name="Standard"><text:span text:style-name="Source_20_Text"><text:span text:style-name="T14"># Read events</text:span></text:span></text:p>
      <text:p text:style-name="Standard"><text:span text:style-name="Source_20_Text"><text:span text:style-name="T6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6">Install docker-compose</text:p>
      <text:p text:style-name="P5">sudo curl -L "https://github.com/docker/compose/releases/download/1.29.0/docker-compose-$(uname -s)-$(uname -m)" -o /usr/local/bin/docker-compose</text:p>
      <text:p text:style-name="P13"/>
      <text:p text:style-name="P5">sudo chmod +x /usr/local/bin/docker-compose</text:p>
      <text:p text:style-name="P13"/>
      <text:p text:style-name="P17">Common commands:</text:p>
      <text:p text:style-name="P4">docker-compose ps</text:p>
      <text:p text:style-name="P4"><text:soft-page-break/>docker-compose pause</text:p>
      <text:p text:style-name="P4">docker-compose unpause</text:p>
      <text:p text:style-name="P4">docker-compose stop</text:p>
      <text:p text:style-name="P4">docker-compose start</text:p>
      <text:p text:style-name="P4">docker-compose logs</text:p>
      <text:p text:style-name="P4"/>
      <text:p text:style-name="P4"/>
      <text:p text:style-name="P8">Describe the topics</text:p>
      <text:p text:style-name="P6">docker-compose exec broker kafka-topics --bootstrap-server localhost:9092 –describe</text:p>
      <text:p text:style-name="P6"/>
      <text:p text:style-name="P8">Describe a specific topic</text:p>
      <text:p text:style-name="P6">docker-compose exec broker kafka-topics --bootstrap-server localhost:9092 --describe --topic users</text:p>
      <text:p text:style-name="P6"/>
      <text:p text:style-name="P14">Describe all groups</text:p>
      <text:p text:style-name="P7">docker-compose exec broker kafka-consumer-groups --bootstrap-server localhost:9092 --describe --all-groups</text:p>
      <text:p text:style-name="P7"/>
      <text:p text:style-name="P9">Instantiate a Console Producer without a key</text:p>
      <text:p text:style-name="P19"><text:span text:style-name="T3">docker-compose exec broker kafka-console-producer --bootstrap-server localhost:9092 --topic users</text:span></text:p>
      <text:p text:style-name="P19"><text:span text:style-name="T3"/></text:p>
      <text:p text:style-name="P10"><text:span text:style-name="T8">Instantiate a Console Producer with a key</text:span></text:p>
      <text:p text:style-name="P20"><text:span text:style-name="T4">docker-compose exec broker kafka-console-producer --bootstrap-server localhost:9092 --topic users --property "key.separator=-" --property "parse.key=true"</text:span></text:p>
      <text:p text:style-name="P7"/>
      <text:p text:style-name="P15"><text:span text:style-name="T9">Instantiate a Console Consumer without a key</text:span></text:p>
      <text:p text:style-name="P7">docker-compose exec broker kafka-console-consumer --bootstrap-server localhost:9092 --topic users --from-beginning</text:p>
      <text:p text:style-name="P7"/>
      <text:p text:style-name="P11">Instantiate a Console Producer with a key</text:p>
      <text:p text:style-name="P20"><text:span text:style-name="T4">docker-compose exec broker kafka-console-consumer --bootstrap-server localhost:9092 --topic users --property "key.separator=-" --property="print.key=true"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" svg:font-family="'Fira Code', 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18T09:59:19.002189435</dc:date>
    <meta:editing-duration>P7DT13H17M13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4" meta:paragraph-count="50" meta:word-count="286" meta:character-count="2528" meta:non-whitespace-character-count="2331"/>
  </office:meta>
</office:document-meta>
</file>